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6.894cm" table:align="left"/>
    </style:style>
    <style:style style:name="Tabla1.A" style:family="table-column">
      <style:table-column-properties style:column-width="6.906cm"/>
    </style:style>
    <style:style style:name="Tabla1.B" style:family="table-column">
      <style:table-column-properties style:column-width="6.403cm"/>
    </style:style>
    <style:style style:name="Tabla1.C" style:family="table-column">
      <style:table-column-properties style:column-width="13.585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1.C1" style:family="table-cell">
      <style:table-cell-properties style:vertical-align="middle" fo:padding="0.049cm" fo:border="0.05pt solid #d9d9e3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1.C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Heading_20_3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3" style:family="paragraph" style:parent-style-name="Preformatted_20_Text" style:list-style-name="L7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4" style:family="paragraph" style:parent-style-name="Preformatted_20_Text" style:list-style-name="L8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5" style:family="paragraph" style:parent-style-name="Preformatted_20_Text" style:list-style-name="L9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6" style:family="paragraph" style:parent-style-name="Preformatted_20_Text" style:list-style-name="L10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7" style:family="paragraph" style:parent-style-name="Preformatted_20_Text" style:list-style-name="L11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8" style:family="paragraph" style:parent-style-name="Preformatted_20_Text" style:list-style-name="L12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9" style:family="paragraph" style:parent-style-name="Preformatted_20_Text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0" style:family="paragraph" style:parent-style-name="Preformatted_20_Text" style:list-style-name="L8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11" style:family="paragraph" style:parent-style-name="Preformatted_20_Text" style:list-style-name="L9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12" style:family="paragraph" style:parent-style-name="Preformatted_20_Text" style:list-style-name="L10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13" style:family="paragraph" style:parent-style-name="Preformatted_20_Text" style:list-style-name="L11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14" style:family="paragraph" style:parent-style-name="Preformatted_20_Text" style:list-style-name="L12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15" style:family="paragraph" style:parent-style-name="Preformatted_20_Text">
      <style:paragraph-properties fo:margin-left="0cm" fo:margin-right="0cm" fo:text-indent="0cm" style:auto-text-indent="false" fo:padding="0.049cm" fo:border="0.06pt solid #d9d9e3"/>
    </style:style>
    <style:style style:name="P1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17" style:family="paragraph" style:parent-style-name="Preformatted_20_Text">
      <style:paragraph-properties fo:margin-top="0cm" fo:margin-bottom="0.499cm" style:contextual-spacing="false" fo:padding="0.049cm" fo:border="0.06pt solid #d9d9e3"/>
    </style:style>
    <style:style style:name="P18" style:family="paragraph" style:parent-style-name="Standard">
      <style:text-properties officeooo:rsid="000b5fa5" officeooo:paragraph-rsid="000b5fa5"/>
    </style:style>
    <style:style style:name="P19" style:family="paragraph" style:parent-style-name="Standard">
      <style:paragraph-properties fo:break-before="page"/>
      <style:text-properties officeooo:rsid="000b5fa5" officeooo:paragraph-rsid="000b5fa5"/>
    </style:style>
    <style:style style:name="P20" style:family="paragraph" style:parent-style-name="Table_20_Contents">
      <style:paragraph-properties fo:margin-left="0cm" fo:margin-right="0cm" fo:text-indent="0cm" style:auto-text-indent="false"/>
    </style:style>
    <style:style style:name="P21" style:family="paragraph" style:parent-style-name="Table_20_Heading">
      <style:paragraph-properties fo:margin-left="0cm" fo:margin-right="0cm" fo:text-indent="0cm" style:auto-text-indent="false"/>
    </style:style>
    <style:style style:name="P22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23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d9d9e3"/>
    </style:style>
    <style:style style:name="P25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26" style:family="paragraph" style:parent-style-name="Text_20_body" style:list-style-name="L5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7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28" style:family="paragraph" style:parent-style-name="Text_20_body" style:list-style-name="L6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9" style:family="paragraph" style:parent-style-name="Text_20_body" style:list-style-name="L7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30" style:family="paragraph" style:parent-style-name="Text_20_body" style:list-style-name="L9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31" style:family="paragraph" style:parent-style-name="Text_20_body" style:list-style-name="L10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32" style:family="paragraph" style:parent-style-name="Text_20_body" style:list-style-name="L11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33" style:family="paragraph" style:parent-style-name="Text_20_body" style:list-style-name="L12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34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</style:style>
    <style:style style:name="P35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</style:style>
    <style:style style:name="P36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</style:style>
    <style:style style:name="P37" style:family="paragraph" style:parent-style-name="Text_20_body" style:list-style-name="L4">
      <style:paragraph-properties fo:margin-left="0cm" fo:margin-right="0cm" fo:text-indent="0cm" style:auto-text-indent="false" fo:padding="0.049cm" fo:border="0.06pt solid #d9d9e3"/>
    </style:style>
    <style:style style:name="P38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9" style:family="paragraph" style:parent-style-name="Text_20_body" style:list-style-name="L5">
      <style:paragraph-properties fo:margin-left="0cm" fo:margin-right="0cm" fo:text-indent="0cm" style:auto-text-indent="false" fo:padding="0.049cm" fo:border="0.06pt solid #d9d9e3"/>
    </style:style>
    <style:style style:name="P40" style:family="paragraph" style:parent-style-name="Text_20_body" style:list-style-name="L7">
      <style:paragraph-properties fo:margin-left="0cm" fo:margin-right="0cm" fo:text-indent="0cm" style:auto-text-indent="false" fo:padding="0.049cm" fo:border="0.06pt solid #d9d9e3"/>
    </style:style>
    <style:style style:name="P41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42" style:family="paragraph" style:parent-style-name="Text_20_body" style:list-style-name="L8">
      <style:paragraph-properties fo:margin-left="0cm" fo:margin-right="0cm" fo:text-indent="0cm" style:auto-text-indent="false" fo:padding="0.049cm" fo:border="0.06pt solid #d9d9e3"/>
    </style:style>
    <style:style style:name="P43" style:family="paragraph" style:parent-style-name="Text_20_body" style:list-style-name="L9">
      <style:paragraph-properties fo:margin-left="0cm" fo:margin-right="0cm" fo:text-indent="0cm" style:auto-text-indent="false" fo:padding="0.049cm" fo:border="0.06pt solid #d9d9e3"/>
    </style:style>
    <style:style style:name="P44" style:family="paragraph" style:parent-style-name="Text_20_body" style:list-style-name="L10">
      <style:paragraph-properties fo:margin-left="0cm" fo:margin-right="0cm" fo:text-indent="0cm" style:auto-text-indent="false" fo:padding="0.049cm" fo:border="0.06pt solid #d9d9e3"/>
    </style:style>
    <style:style style:name="P45" style:family="paragraph" style:parent-style-name="Text_20_body" style:list-style-name="L12">
      <style:paragraph-properties fo:margin-left="0cm" fo:margin-right="0cm" fo:text-indent="0cm" style:auto-text-indent="false" fo:padding="0.049cm" fo:border="0.06pt solid #d9d9e3"/>
    </style:style>
    <style:style style:name="P46" style:family="paragraph" style:parent-style-name="Text_20_body">
      <style:text-properties officeooo:rsid="000b5fa5" officeooo:paragraph-rsid="000b5fa5"/>
    </style:style>
    <style:style style:name="P47" style:family="paragraph" style:parent-style-name="Text_20_body">
      <style:text-properties officeooo:rsid="000b5fa5" officeooo:paragraph-rsid="000b5fa5" loext:padding="0.049cm" loext:border="0.06pt solid #d9d9e3"/>
    </style:style>
    <style:style style:name="T1" style:family="text">
      <style:text-properties officeooo:rsid="000b5fa5" loext:padding="0.049cm" loext:border="0.06pt solid #d9d9e3"/>
    </style:style>
    <style:style style:name="T2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NCRIPTACIÓN DISPOSITIVOS DE BLOQUES Y FICHEROS</text:h>
      <text:p text:style-name="P18"/>
      <text:p text:style-name="P47">LUKS, que significa "Linux Unified Key Setup", es una especificación de cifrado de disco para Linux. Proporciona una capa de cifrado a nivel de bloque sobre los dispositivos de almacenamiento, como discos duros y particiones, y se utiliza comúnmente para cifrar particiones de disco en sistemas Linux.</text:p>
      <text:h text:style-name="P1" text:outline-level="3">Funcionamiento de LUKS:</text:h>
      <text:list text:style-name="L1">
        <text:list-item>
          <text:p text:style-name="P34"><text:span text:style-name="Strong_20_Emphasis"><text:span text:style-name="T2">Configuración de LUKS:</text:span></text:span><text:span text:style-name="T2"> Antes de utilizar LUKS, se inicializa un dispositivo o partición con el comando </text:span><text:span text:style-name="Source_20_Text"><text:span text:style-name="T2">cryptsetup luksFormat</text:span></text:span><text:span text:style-name="T2">. Durante este proceso, se crea una cabecera LUKS que almacena información esencial, como la clave maestra cifrada.</text:span></text:p>
        </text:list-item>
        <text:list-item>
          <text:p text:style-name="P34"><text:span text:style-name="Strong_20_Emphasis"><text:span text:style-name="T2">Configuración de la clave:</text:span></text:span><text:span text:style-name="T2"> Después de formatear con LUKS, se configura una o más claves con el comando </text:span><text:span text:style-name="Source_20_Text"><text:span text:style-name="T2">cryptsetup luksAddKey</text:span></text:span><text:span text:style-name="T2">. Estas claves se utilizan para descifrar la clave maestra y desbloquear la partición.</text:span></text:p>
        </text:list-item>
        <text:list-item>
          <text:p text:style-name="P34"><text:span text:style-name="Strong_20_Emphasis"><text:span text:style-name="T2">Apertura y cierre:</text:span></text:span><text:span text:style-name="T2"> Para acceder a la partición cifrada, se utiliza </text:span><text:span text:style-name="Source_20_Text"><text:span text:style-name="T2">cryptsetup luksOpen</text:span></text:span><text:span text:style-name="T2">. Esto mapea el dispositivo cifrado a un dispositivo de bloque descifrado. El dispositivo descifrado puede luego ser particionado y formateado como cualquier otro dispositivo de almacenamiento. Para cerrar la partición cifrada, se utiliza </text:span><text:span text:style-name="Source_20_Text"><text:span text:style-name="T2">cryptsetup luksClose</text:span></text:span><text:span text:style-name="T2">.</text:span></text:p>
        </text:list-item>
      </text:list>
      <text:h text:style-name="P1" text:outline-level="3">Características de LUKS:</text:h>
      <text:list text:style-name="L2">
        <text:list-item>
          <text:p text:style-name="P35"><text:span text:style-name="Strong_20_Emphasis"><text:span text:style-name="T2">Soporte para múltiples claves:</text:span></text:span><text:span text:style-name="T2"> Puede almacenar varias claves que pueden ser utilizadas para descifrar el dispositivo.</text:span></text:p>
        </text:list-item>
        <text:list-item>
          <text:p text:style-name="P35"><text:span text:style-name="Strong_20_Emphasis"><text:span text:style-name="T2">Seguridad:</text:span></text:span><text:span text:style-name="T2"> Utiliza algoritmos de cifrado robustos como AES y Twofish. Además, permite cambiar fácilmente las claves sin necesidad de volver a cifrar todo el disco.</text:span></text:p>
        </text:list-item>
        <text:list-item>
          <text:p text:style-name="P35"><text:span text:style-name="Strong_20_Emphasis"><text:span text:style-name="T2">Compatibilidad:</text:span></text:span><text:span text:style-name="T2"> Dado que sigue una especificación estándar, las particiones cifradas con LUKS son interoperables entre diferentes implementaciones de LUKS y sistemas Linux.</text:span></text:p>
        </text:list-item>
      </text:list>
      <text:h text:style-name="P1" text:outline-level="3">Ventajas y Desventajas:</text:h>
      <text:p text:style-name="P22"><text:span text:style-name="Strong_20_Emphasis"><text:span text:style-name="T2">Ventajas:</text:span></text:span></text:p>
      <text:list text:style-name="L3">
        <text:list-item>
          <text:p text:style-name="P36"><text:span text:style-name="Strong_20_Emphasis"><text:span text:style-name="T2">Seguridad:</text:span></text:span><text:span text:style-name="T2"> Proporciona una capa adicional de seguridad para proteger datos sensibles en caso de pérdida o robo de hardware.</text:span></text:p>
        </text:list-item>
        <text:list-item>
          <text:p text:style-name="P36"><text:soft-page-break/><text:span text:style-name="Strong_20_Emphasis"><text:span text:style-name="T2">Flexibilidad:</text:span></text:span><text:span text:style-name="T2"> Permite tener múltiples claves para el mismo dispositivo, facilitando la administración de acceso.</text:span></text:p>
        </text:list-item>
        <text:list-item>
          <text:p text:style-name="P36"><text:span text:style-name="Strong_20_Emphasis"><text:span text:style-name="T2">Compatibilidad:</text:span></text:span><text:span text:style-name="T2"> Dado que es una especificación estándar, es compatible con varias distribuciones de Linux.</text:span></text:p>
        </text:list-item>
      </text:list>
      <text:p text:style-name="P22"><text:span text:style-name="Strong_20_Emphasis"><text:span text:style-name="T2">Desventajas:</text:span></text:span></text:p>
      <text:list text:style-name="L4">
        <text:list-item>
          <text:p text:style-name="P37"><text:span text:style-name="Strong_20_Emphasis"><text:span text:style-name="T2">Rendimiento:</text:span></text:span><text:span text:style-name="T2"> Puede haber una ligera disminución en el rendimiento debido al cifrado y descifrado de datos en tiempo real.</text:span></text:p>
        </text:list-item>
        <text:list-item>
          <text:p text:style-name="P37"><text:span text:style-name="Strong_20_Emphasis"><text:span text:style-name="T2">Complejidad:</text:span></text:span><text:span text:style-name="T2"> Puede ser más complejo de configurar y entender para usuarios novatos.</text:span></text:p>
        </text:list-item>
      </text:list>
      <text:h text:style-name="P1" text:outline-level="3">Ejercicio en VirtualBox:</text:h>
      <text:list text:style-name="L5">
        <text:list-item>
          <text:p text:style-name="P39"><text:span text:style-name="Strong_20_Emphasis"><text:span text:style-name="T2">Agregar un disco a la máquina virtual:</text:span></text:span></text:p>
          <text:list>
            <text:list-item>
              <text:p text:style-name="P25">En VirtualBox, selecciona tu máquina virtual y ve a Configuración.</text:p>
            </text:list-item>
            <text:list-item>
              <text:p text:style-name="P25">Agrega un nuevo disco en la sección de almacenamiento.</text:p>
            </text:list-item>
          </text:list>
        </text:list-item>
        <text:list-item>
          <text:p text:style-name="P39"><text:span text:style-name="Strong_20_Emphasis"><text:span text:style-name="T2">Iniciar la máquina virtual e identificar el nuevo disco:</text:span></text:span></text:p>
          <text:list>
            <text:list-item>
              <text:p text:style-name="P25">Arranca la máquina virtual.</text:p>
            </text:list-item>
          </text:list>
        </text:list-item>
        <text:list-item>
          <text:p text:style-name="P39"><text:span text:style-name="Strong_20_Emphasis"><text:span text:style-name="T2">Particionar el disco:</text:span></text:span></text:p>
          <text:list>
            <text:list-item>
              <text:p text:style-name="P38"><text:span text:style-name="T2">Usa </text:span><text:span text:style-name="Source_20_Text"><text:span text:style-name="T2">fdisk</text:span></text:span><text:span text:style-name="T2"> o </text:span><text:span text:style-name="Source_20_Text"><text:span text:style-name="T2">parted</text:span></text:span><text:span text:style-name="T2"> para particionar el nuevo disco.</text:span></text:p>
            </text:list-item>
          </text:list>
        </text:list-item>
        <text:list-item>
          <text:p text:style-name="P39"><text:span text:style-name="Strong_20_Emphasis"><text:span text:style-name="T2">Encriptar la partición con LUKS:</text:span></text:span></text:p>
          <text:list>
            <text:list-item>
              <text:p text:style-name="P38"><text:span text:style-name="T2">Utiliza </text:span><text:span text:style-name="Source_20_Text"><text:span text:style-name="T2">cryptsetup luksFormat</text:span></text:span><text:span text:style-name="T2"> para cifrar la partición.</text:span></text:p>
            </text:list-item>
            <text:list-item>
              <text:p text:style-name="P38"><text:span text:style-name="T2">Agrega al menos una clave con </text:span><text:span text:style-name="Source_20_Text"><text:span text:style-name="T2">cryptsetup luksAddKey</text:span></text:span><text:span text:style-name="T2">.</text:span></text:p>
            </text:list-item>
          </text:list>
        </text:list-item>
        <text:list-item>
          <text:p text:style-name="P39"><text:span text:style-name="Strong_20_Emphasis"><text:span text:style-name="T2">Abrir la partición cifrada:</text:span></text:span></text:p>
          <text:list>
            <text:list-item>
              <text:p text:style-name="P38"><text:span text:style-name="T2">Usa </text:span><text:span text:style-name="Source_20_Text"><text:span text:style-name="T2">cryptsetup luksOpen</text:span></text:span><text:span text:style-name="T2"> para desbloquear la partición cifrada.</text:span></text:p>
            </text:list-item>
          </text:list>
        </text:list-item>
        <text:list-item>
          <text:p text:style-name="P39"><text:span text:style-name="Strong_20_Emphasis"><text:span text:style-name="T2">Crear un sistema de archivos y montar la partición:</text:span></text:span></text:p>
          <text:list>
            <text:list-item>
              <text:p text:style-name="P38"><text:span text:style-name="T2">Utiliza </text:span><text:span text:style-name="Source_20_Text"><text:span text:style-name="T2">mkfs</text:span></text:span><text:span text:style-name="T2"> para crear un sistema de archivos en la partición.</text:span></text:p>
            </text:list-item>
            <text:list-item>
              <text:p text:style-name="P25">Monta la partición en un directorio específico.</text:p>
            </text:list-item>
          </text:list>
        </text:list-item>
        <text:list-item>
          <text:p text:style-name="P39"><text:span text:style-name="Strong_20_Emphasis"><text:span text:style-name="T2">Presentar al sistema:</text:span></text:span></text:p>
          <text:list>
            <text:list-item>
              <text:p text:style-name="P26">Verifica que la partición montada está accesible y funciona correctamente.</text:p>
            </text:list-item>
          </text:list>
        </text:list-item>
      </text:list>
      <text:p text:style-name="P23">Este ejercicio proporcionará una comprensión práctica de cómo agregar, particionar, cifrar y montar un disco utilizando LUKS en una máquina virtual con VirtualBox. Recuerda siempre manejar con precaución datos sensibles y claves de cifrado.</text:p>
      <text:p text:style-name="P24"><text:soft-page-break/></text:p>
      <text:p text:style-name="P24"/>
      <text:p text:style-name="P24"/>
      <text:p text:style-name="P24"/>
      <text:h text:style-name="Heading_20_2" text:outline-level="2">PRÁCTICA: encriptar volumen con luks </text:h>
      <text:p text:style-name="P22"><text:span text:style-name="T1">A</text:span><text:span text:style-name="T2">sumiré que el nuevo disco agregado se detecta como </text:span><text:span text:style-name="Source_20_Text"><text:span text:style-name="T2">/dev/sdb</text:span></text:span><text:span text:style-name="T2">. Asegúrate de ajustar los comandos según tu configuración específica.</text:span></text:p>
      <text:p text:style-name="P22"><text:span text:style-name="Strong_20_Emphasis"><text:span text:style-name="T2">Paso 1: Agregar un disco a la máquina virtual en VirtualBox</text:span></text:span></text:p>
      <text:list text:style-name="L6">
        <text:list-item>
          <text:p text:style-name="P27">Abre VirtualBox y selecciona tu máquina virtual.</text:p>
        </text:list-item>
        <text:list-item>
          <text:p text:style-name="P27">Ve a Configuración -&gt; Almacenamiento.</text:p>
        </text:list-item>
        <text:list-item>
          <text:p text:style-name="P28">Agrega un nuevo disco en la sección Controlador SATA existente -&gt; Añadir disco duro.</text:p>
        </text:list-item>
      </text:list>
      <text:p text:style-name="P22"><text:span text:style-name="Strong_20_Emphasis"><text:span text:style-name="T2">Paso 2: Identificar el nuevo disco</text:span></text:span></text:p>
      <text:list text:style-name="L7">
        <text:list-item>
          <text:p text:style-name="P29">Inicia tu máquina virtual.</text:p>
        </text:list-item>
        <text:list-item>
          <text:p text:style-name="P29">Abre una terminal y utiliza el siguiente comando para listar los discos:</text:p>
          <text:p text:style-name="P3"/>
          <text:p text:style-name="P2"><text:span text:style-name="Source_20_Text"><text:span text:style-name="T2">lsblk</text:span></text:span></text:p>
          <text:p text:style-name="P40"><text:span text:style-name="T2">Identifica el nuevo disco agregado, que probablemente será </text:span><text:span text:style-name="Source_20_Text"><text:span text:style-name="T2">/dev/sdb</text:span></text:span><text:span text:style-name="T2">. Asegúrate de no seleccionar el disco que contiene el sistema operativo actual.</text:span></text:p>
        </text:list-item>
      </text:list>
      <text:p text:style-name="P22"><text:span text:style-name="Strong_20_Emphasis"><text:span text:style-name="T2">Paso 3: Particionar el disco</text:span></text:span></text:p>
      <text:list text:style-name="L8">
        <text:list-item>
          <text:p text:style-name="P42"><text:span text:style-name="T2">Utiliza </text:span><text:span text:style-name="Source_20_Text"><text:span text:style-name="T2">fdisk</text:span></text:span><text:span text:style-name="T2"> para particionar el disco. Ejecuta el siguiente comando:</text:span></text:p>
          <text:p text:style-name="P4"/>
          <text:p text:style-name="P10"><text:span text:style-name="Source_20_Text"><text:span text:style-name="T2">sudo fdisk /dev/sdb</text:span></text:span></text:p>
          <text:list>
            <text:list-item>
              <text:p text:style-name="P41"><text:span text:style-name="T2">Presiona </text:span><text:span text:style-name="Source_20_Text"><text:span text:style-name="T2">n</text:span></text:span><text:span text:style-name="T2"> para crear una nueva partición.</text:span></text:p>
            </text:list-item>
            <text:list-item>
              <text:p text:style-name="P41"><text:span text:style-name="T2">Presiona </text:span><text:span text:style-name="Source_20_Text"><text:span text:style-name="T2">p</text:span></text:span><text:span text:style-name="T2"> para seleccionar una partición primaria.</text:span></text:p>
            </text:list-item>
            <text:list-item>
              <text:p text:style-name="P41"><text:span text:style-name="T2">Presiona </text:span><text:span text:style-name="Source_20_Text"><text:span text:style-name="T2">1</text:span></text:span><text:span text:style-name="T2"> para seleccionar la primera partición.</text:span></text:p>
            </text:list-item>
            <text:list-item>
              <text:p text:style-name="P41"><text:span text:style-name="T2">Presiona </text:span><text:span text:style-name="Source_20_Text"><text:span text:style-name="T2">Enter</text:span></text:span><text:span text:style-name="T2"> para aceptar los valores predeterminados y crear la partición.</text:span></text:p>
            </text:list-item>
            <text:list-item>
              <text:p text:style-name="P42"><text:span text:style-name="T2">Presiona </text:span><text:span text:style-name="Source_20_Text"><text:span text:style-name="T2">w</text:span></text:span><text:span text:style-name="T2"> para escribir los cambios y salir.</text:span></text:p>
            </text:list-item>
          </text:list>
        </text:list-item>
      </text:list>
      <text:p text:style-name="P22"><text:span text:style-name="Strong_20_Emphasis"><text:span text:style-name="T2">Paso 4: Encriptar la partición con LUKS</text:span></text:span></text:p>
      <text:list text:style-name="L9">
        <text:list-item>
          <text:p text:style-name="P43"><text:span text:style-name="T2">Utiliza </text:span><text:span text:style-name="Source_20_Text"><text:span text:style-name="T2">cryptsetup</text:span></text:span><text:span text:style-name="T2"> para cifrar la partición. Asegúrate de reemplazar </text:span><text:span text:style-name="Source_20_Text"><text:span text:style-name="T2">/dev/sdb1</text:span></text:span><text:span text:style-name="T2"> con tu partición específica:</text:span></text:p>
          <text:p text:style-name="P5"/>
          <text:p text:style-name="P11"><text:span text:style-name="Source_20_Text"><text:span text:style-name="T2">sudo cryptsetup luksFormat /dev/sdb1</text:span></text:span></text:p>
          <text:p text:style-name="P43"><text:soft-page-break/><text:span text:style-name="T2">Confirma la operación escribiendo </text:span><text:span text:style-name="Source_20_Text"><text:span text:style-name="T2">YES</text:span></text:span><text:span text:style-name="T2"> en mayúsculas y presionando </text:span><text:span text:style-name="Source_20_Text"><text:span text:style-name="T2">Enter</text:span></text:span><text:span text:style-name="T2">.</text:span></text:p>
        </text:list-item>
        <text:list-item>
          <text:p text:style-name="P30">Agrega al menos una clave a la partición cifrada:</text:p>
          <text:p text:style-name="P5"/>
          <text:p text:style-name="P11"><text:span text:style-name="Source_20_Text"><text:span text:style-name="T2">sudo cryptsetup luksAddKey /dev/sdb1</text:span></text:span></text:p>
          <text:p text:style-name="P30">Ingresa tu contraseña cuando se te solicite.</text:p>
        </text:list-item>
      </text:list>
      <text:p text:style-name="P22"><text:span text:style-name="Strong_20_Emphasis"><text:span text:style-name="T2">Paso 5: Abrir la partición cifrada</text:span></text:span></text:p>
      <text:list text:style-name="L10">
        <text:list-item>
          <text:p text:style-name="P44"><text:span text:style-name="T2">Utiliza </text:span><text:span text:style-name="Source_20_Text"><text:span text:style-name="T2">cryptsetup</text:span></text:span><text:span text:style-name="T2"> para abrir la partición cifrada. En este ejemplo, la nombraremos como </text:span><text:span text:style-name="Source_20_Text"><text:span text:style-name="T2">cifrado</text:span></text:span><text:span text:style-name="T2">:</text:span></text:p>
          <text:p text:style-name="P6"/>
          <text:p text:style-name="P12"><text:span text:style-name="Source_20_Text"><text:span text:style-name="T2">sudo cryptsetup luksOpen /dev/sdb1 cifrado</text:span></text:span></text:p>
          <text:p text:style-name="P31">Ingresa tu contraseña cuando se te solicite.</text:p>
        </text:list-item>
      </text:list>
      <text:p text:style-name="P22"><text:span text:style-name="Strong_20_Emphasis"><text:span text:style-name="T2">Paso 6: Crear un sistema de archivos y montar la partición</text:span></text:span></text:p>
      <text:list text:style-name="L11">
        <text:list-item>
          <text:p text:style-name="P32">Crea un sistema de archivos en la partición cifrada:</text:p>
          <text:p text:style-name="P7"/>
          <text:p text:style-name="P13"><text:span text:style-name="Source_20_Text"><text:span text:style-name="T2">sudo mkfs.ext4 /dev/mapper/cifrado</text:span></text:span></text:p>
        </text:list-item>
        <text:list-item>
          <text:p text:style-name="P32">Crea un directorio donde montar la partición cifrada:</text:p>
          <text:p text:style-name="P7"/>
          <text:p text:style-name="P13"><text:span text:style-name="Source_20_Text"><text:span text:style-name="T2">sudo mkdir /cifrado</text:span></text:span></text:p>
        </text:list-item>
        <text:list-item>
          <text:p text:style-name="P32">Monta la partición cifrada en el directorio creado:</text:p>
          <text:p text:style-name="P7"/>
          <text:p text:style-name="P13"><text:span text:style-name="Source_20_Text"><text:span text:style-name="T2">sudo mount /dev/mapper/cifrado /cifrado</text:span></text:span></text:p>
        </text:list-item>
      </text:list>
      <text:p text:style-name="P22"><text:span text:style-name="Strong_20_Emphasis"><text:span text:style-name="T2">Paso 7: Presentar al sistema</text:span></text:span></text:p>
      <text:list text:style-name="L12">
        <text:list-item>
          <text:p text:style-name="P33">Verifica que la partición montada está accesible y funciona correctamente:</text:p>
          <text:p text:style-name="P8"/>
          <text:p text:style-name="P14"><text:span text:style-name="Source_20_Text"><text:span text:style-name="T2">df -h</text:span></text:span></text:p>
          <text:p text:style-name="P45"><text:span text:style-name="T2">Deberías ver la partición montada en el directorio </text:span><text:span text:style-name="Source_20_Text"><text:span text:style-name="T2">/cifrado</text:span></text:span><text:span text:style-name="T2">.</text:span></text:p>
        </text:list-item>
      </text:list>
      <text:p text:style-name="P22"><text:span text:style-name="T2">Con estos pasos, has agregado un disco a tu máquina virtual, lo has particionado, cifrado con LUKS, montado y presentado al sistema en el directorio </text:span><text:span text:style-name="Source_20_Text"><text:span text:style-name="T2">/cifrado</text:span></text:span><text:span text:style-name="T2">. Recuerda que estos comandos y pasos son específicos para este ejercicio y pueden variar según tu configuración y necesidades específicas.</text:span></text:p>
      <text:p text:style-name="P24"><text:soft-page-break/><text:span text:style-name="Strong_20_Emphasis">eCryptfs en Linux:</text:span></text:p>
      <text:p text:style-name="P22">eCryptfs (Enterprise Cryptographic Filesystem) es un sistema de archivos cifrado a nivel de archivo en Linux. Permite la cifrado de directorios específicos sin cifrar todo el sistema de archivos, lo que facilita la protección de datos sensibles. A continuación, se presenta una tabla con algunos comandos de eCryptfs, junto con descripciones y ejemplos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21">Comando</text:p>
            </table:table-cell>
            <table:table-cell table:style-name="Tabla1.A1" office:value-type="string">
              <text:p text:style-name="P21">Descripción</text:p>
            </table:table-cell>
            <table:table-cell table:style-name="Tabla1.C1" office:value-type="string">
              <text:p text:style-name="P21">Ejemplo</text:p>
            </table:table-cell>
          </table:table-row>
        </table:table-header-rows>
        <table:table-row>
          <table:table-cell table:style-name="Tabla1.A2" office:value-type="string">
            <text:p text:style-name="P20"><text:span text:style-name="Source_20_Text"><text:span text:style-name="T2">ecryptfs-add-passphrase</text:span></text:span></text:p>
          </table:table-cell>
          <table:table-cell table:style-name="Tabla1.A2" office:value-type="string">
            <text:p text:style-name="P20">Añade una nueva frase de contraseña a una carpeta cifrada.</text:p>
          </table:table-cell>
          <table:table-cell table:style-name="Tabla1.C2" office:value-type="string">
            <text:p text:style-name="P20"><text:span text:style-name="Source_20_Text"><text:span text:style-name="T2">ecryptfs-add-passphrase</text:span></text:span>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2">ecryptfs-migrate-home</text:span></text:span></text:p>
          </table:table-cell>
          <table:table-cell table:style-name="Tabla1.A2" office:value-type="string">
            <text:p text:style-name="P20">Mueve la carpeta de inicio de un usuario a una carpeta cifrada.</text:p>
          </table:table-cell>
          <table:table-cell table:style-name="Tabla1.C2" office:value-type="string">
            <text:p text:style-name="P20"><text:span text:style-name="Source_20_Text"><text:span text:style-name="T2">sudo ecryptfs-migrate-home -u usuario</text:span></text:span>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2">ecryptfs-setup-swap</text:span></text:span></text:p>
          </table:table-cell>
          <table:table-cell table:style-name="Tabla1.A2" office:value-type="string">
            <text:p text:style-name="P20">Configura el cifrado de intercambio.</text:p>
          </table:table-cell>
          <table:table-cell table:style-name="Tabla1.C2" office:value-type="string">
            <text:p text:style-name="P20"><text:span text:style-name="Source_20_Text"><text:span text:style-name="T2">sudo ecryptfs-setup-swap</text:span></text:span>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2">ecryptfsd</text:span></text:span></text:p>
          </table:table-cell>
          <table:table-cell table:style-name="Tabla1.A2" office:value-type="string">
            <text:p text:style-name="P20">Demonio de eCryptfs.</text:p>
          </table:table-cell>
          <table:table-cell table:style-name="Tabla1.C2" office:value-type="string">
            <text:p text:style-name="P20"><text:span text:style-name="Source_20_Text"><text:span text:style-name="T2">sudo ecryptfsd</text:span></text:span>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2">ecryptfs-mount-private</text:span></text:span></text:p>
          </table:table-cell>
          <table:table-cell table:style-name="Tabla1.A2" office:value-type="string">
            <text:p text:style-name="P20">Monta una carpeta cifrada privada.</text:p>
          </table:table-cell>
          <table:table-cell table:style-name="Tabla1.C2" office:value-type="string">
            <text:p text:style-name="P20"><text:span text:style-name="Source_20_Text"><text:span text:style-name="T2">ecryptfs-mount-private</text:span></text:span>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2">ecryptfs-stat</text:span></text:span></text:p>
          </table:table-cell>
          <table:table-cell table:style-name="Tabla1.A2" office:value-type="string">
            <text:p text:style-name="P20">Muestra información de estadísticas de eCryptfs en un directorio cifrado.</text:p>
          </table:table-cell>
          <table:table-cell table:style-name="Tabla1.C2" office:value-type="string">
            <text:p text:style-name="P20"><text:span text:style-name="Source_20_Text"><text:span text:style-name="T2">ecryptfs-stat /ruta</text:span></text:span>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2">ecryptfs-find</text:span></text:span></text:p>
          </table:table-cell>
          <table:table-cell table:style-name="Tabla1.A2" office:value-type="string">
            <text:p text:style-name="P20">Busca archivos cifrados por eCryptfs.</text:p>
          </table:table-cell>
          <table:table-cell table:style-name="Tabla1.C2" office:value-type="string">
            <text:p text:style-name="P20"><text:span text:style-name="Source_20_Text"><text:span text:style-name="T2">ecryptfs-find /directorio -name archivo</text:span></text:span>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2">ecryptfs-recover-private</text:span></text:span></text:p>
          </table:table-cell>
          <table:table-cell table:style-name="Tabla1.A2" office:value-type="string">
            <text:p text:style-name="P20">Recupera una carpeta cifrada privada.</text:p>
          </table:table-cell>
          <table:table-cell table:style-name="Tabla1.C2" office:value-type="string">
            <text:p text:style-name="P20"><text:span text:style-name="Source_20_Text"><text:span text:style-name="T2">sudo ecryptfs-recover-private /ruta</text:span></text:span>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2">ecryptfs-umount-private</text:span></text:span></text:p>
          </table:table-cell>
          <table:table-cell table:style-name="Tabla1.A2" office:value-type="string">
            <text:p text:style-name="P20">Desmonta una carpeta cifrada privada.</text:p>
          </table:table-cell>
          <table:table-cell table:style-name="Tabla1.C2" office:value-type="string">
            <text:p text:style-name="P20"><text:span text:style-name="Source_20_Text"><text:span text:style-name="T2">ecryptfs-umount-private</text:span></text:span>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2">ecryptfs-generate-tpm-key</text:span></text:span></text:p>
          </table:table-cell>
          <table:table-cell table:style-name="Tabla1.A2" office:value-type="string">
            <text:p text:style-name="P20">Genera una clave TPM para el cifrado.</text:p>
          </table:table-cell>
          <table:table-cell table:style-name="Tabla1.C2" office:value-type="string">
            <text:p text:style-name="P20"><text:span text:style-name="Source_20_Text"><text:span text:style-name="T2">sudo ecryptfs-generate-tpm-key</text:span></text:span>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2">ecryptfs-rewrap-passphrase</text:span></text:span></text:p>
          </table:table-cell>
          <table:table-cell table:style-name="Tabla1.A2" office:value-type="string">
            <text:p text:style-name="P20">Vuelve a envolver una frase de contraseña.</text:p>
          </table:table-cell>
          <table:table-cell table:style-name="Tabla1.C2" office:value-type="string">
            <text:p text:style-name="P20"><text:span text:style-name="Source_20_Text"><text:span text:style-name="T2">ecryptfs-rewrap-passphrase</text:span></text:span>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2">ecryptfs-unwrap-passphrase</text:span></text:span></text:p>
          </table:table-cell>
          <table:table-cell table:style-name="Tabla1.A2" office:value-type="string">
            <text:p text:style-name="P20">Desenvuelve una frase de contraseña.</text:p>
          </table:table-cell>
          <table:table-cell table:style-name="Tabla1.C2" office:value-type="string">
            <text:p text:style-name="P20"><text:span text:style-name="Source_20_Text"><text:span text:style-name="T2">ecryptfs-unwrap-passphrase</text:span></text:span>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2">ecryptfs-insert-wrapped-passphrase-into-keyring</text:span></text:span></text:p>
          </table:table-cell>
          <table:table-cell table:style-name="Tabla1.A2" office:value-type="string">
            <text:p text:style-name="P20">Inserta una frase de contraseña desenvuelta en el llavero.</text:p>
          </table:table-cell>
          <table:table-cell table:style-name="Tabla1.C2" office:value-type="string">
            <text:p text:style-name="P20"><text:span text:style-name="Source_20_Text"><text:span text:style-name="T2">ecryptfs-insert-wrapped-passphrase-into-keyring</text:span></text:span>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2">ecryptfs-rewrite-file</text:span></text:span></text:p>
          </table:table-cell>
          <table:table-cell table:style-name="Tabla1.A2" office:value-type="string">
            <text:p text:style-name="P20">Vuelve a cifrar un archivo.</text:p>
          </table:table-cell>
          <table:table-cell table:style-name="Tabla1.C2" office:value-type="string">
            <text:p text:style-name="P20"><text:span text:style-name="Source_20_Text"><text:span text:style-name="T2">ecryptfs-rewrite-file /archivo</text:span></text:span>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2">ecryptfs-verify</text:span></text:span></text:p>
          </table:table-cell>
          <table:table-cell table:style-name="Tabla1.A2" office:value-type="string">
            <text:p text:style-name="P20">Verifica la coherencia de la configuración de eCryptfs.</text:p>
          </table:table-cell>
          <table:table-cell table:style-name="Tabla1.C2" office:value-type="string">
            <text:p text:style-name="P20"><text:span text:style-name="Source_20_Text"><text:span text:style-name="T2">sudo ecryptfs-verify -p /ruta</text:span></text:span>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2">ecryptfs-manager</text:span></text:span></text:p>
          </table:table-cell>
          <table:table-cell table:style-name="Tabla1.A2" office:value-type="string">
            <text:p text:style-name="P20">Interfaz gráfica para gestionar la configuración de eCryptfs.</text:p>
          </table:table-cell>
          <table:table-cell table:style-name="Tabla1.C2" office:value-type="string">
            <text:p text:style-name="P20"><text:span text:style-name="Source_20_Text"><text:span text:style-name="T2">ecryptfs-manager</text:span></text:span>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2">ecryptfs-setup-private</text:span></text:span></text:p>
          </table:table-cell>
          <table:table-cell table:style-name="Tabla1.A2" office:value-type="string">
            <text:p text:style-name="P20">Configura un directorio privado cifrado.</text:p>
          </table:table-cell>
          <table:table-cell table:style-name="Tabla1.C2" office:value-type="string">
            <text:p text:style-name="P20"><text:span text:style-name="Source_20_Text"><text:span text:style-name="T2">ecryptfs-setup-private /directorio</text:span></text:span></text:p>
          </table:table-cell>
        </table:table-row>
        <table:table-row>
          <table:table-cell table:style-name="Tabla1.A2" office:value-type="string">
            <text:p text:style-name="P20"><text:span text:style-name="Source_20_Text"><text:span text:style-name="T2">ecryptfs-wrap-passphrase</text:span></text:span></text:p>
          </table:table-cell>
          <table:table-cell table:style-name="Tabla1.A2" office:value-type="string">
            <text:p text:style-name="P20">Envuelve una frase de contraseña.</text:p>
          </table:table-cell>
          <table:table-cell table:style-name="Tabla1.C2" office:value-type="string">
            <text:p text:style-name="P20"><text:span text:style-name="Source_20_Text"><text:span text:style-name="T2">ecryptfs-wrap-passphrase</text:span></text:span></text:p>
          </table:table-cell>
        </table:table-row>
      </table:table>
      <text:p text:style-name="P22">Estos comandos proporcionan una variedad de funciones para configurar, administrar y trabajar con eCryptfs en Linux. Ten en cuenta que algunos comandos requieren privilegios de administrador (<text:span text:style-name="Source_20_Text"><text:span text:style-name="T2">sudo</text:span></text:span>).</text:p>
      <text:p text:style-name="P24"/>
      <text:p text:style-name="P18"/>
      <text:p text:style-name="P19"/>
      <text:h text:style-name="Heading_20_1" text:outline-level="1">PRACTICA: directorio privado encriptado</text:h>
      <text:p text:style-name="P18"/>
      <text:p text:style-name="P46"><text:span text:style-name="Strong_20_Emphasis"><text:span text:style-name="T2">Paso 1: Instalar ecryptfs-utils</text:span></text:span></text:p>
      <text:p text:style-name="P22">Asegúrate de tener instalado el paquete <text:span text:style-name="Source_20_Text"><text:span text:style-name="T2">ecryptfs-utils</text:span></text:span>. Puedes instalarlo utilizando el gestor de paquetes de tu distribución. Por ejemplo, en Ubuntu o Debian:</text:p>
      <text:p text:style-name="P9"/>
      <text:p text:style-name="P15"><text:span text:style-name="Source_20_Text"><text:span text:style-name="T2">sudo apt-get update</text:span></text:span></text:p>
      <text:p text:style-name="P17"><text:span text:style-name="Source_20_Text"><text:span text:style-name="T2">sudo apt-get install ecryptfs-utils</text:span></text:span></text:p>
      <text:p text:style-name="P22"><text:span text:style-name="Strong_20_Emphasis"><text:span text:style-name="T2">Paso 2: Iniciar el asistente para configurar ecryptfs</text:span></text:span></text:p>
      <text:p text:style-name="P9"/>
      <text:p text:style-name="P16"><text:span text:style-name="Source_20_Text"><text:span text:style-name="T2">ecryptfs-setup-private</text:span></text:span></text:p>
      <text:p text:style-name="P22">Sigue las instrucciones que aparecen en pantalla. Se te pedirá que elijas una contraseña para el directorio cifrado.</text:p>
      <text:p text:style-name="P22"><text:span text:style-name="Strong_20_Emphasis"><text:span text:style-name="T2">Paso 3: Montar el directorio cifrado</text:span></text:span></text:p>
      <text:p text:style-name="P9"/>
      <text:p text:style-name="P16"><text:span text:style-name="Source_20_Text"><text:span text:style-name="T2">ecryptfs-mount-private</text:span></text:span></text:p>
      <text:p text:style-name="P22">Esto montará automáticamente el directorio cifrado en <text:span text:style-name="Source_20_Text"><text:span text:style-name="T2">~/Private</text:span></text:span>.</text:p>
      <text:p text:style-name="P22"><text:span text:style-name="Strong_20_Emphasis"><text:span text:style-name="T2">Paso 4: Comprobación de uso con fuser</text:span></text:span></text:p>
      <text:p text:style-name="P22">Puedes usar <text:span text:style-name="Source_20_Text"><text:span text:style-name="T2">fuser</text:span></text:span> para verificar qué procesos están utilizando el directorio cifrado. Si estás dentro del directorio cifrado, primero sal de él antes de ejecutar el siguiente comando:</text:p>
      <text:p text:style-name="P9"/>
      <text:p text:style-name="P16"><text:span text:style-name="Source_20_Text"><text:span text:style-name="T2">fuser -m ~/Private</text:span></text:span></text:p>
      <text:p text:style-name="P22">Este comando te mostrará los identificadores de proceso (PIDs) de los procesos que están utilizando el directorio cifrado.</text:p>
      <text:p text:style-name="P22"><text:span text:style-name="Strong_20_Emphasis"><text:span text:style-name="T2">Paso 5: Desmontar el directorio cifrado</text:span></text:span></text:p>
      <text:p text:style-name="P9"/>
      <text:p text:style-name="P16"><text:span text:style-name="Source_20_Text"><text:span text:style-name="T2">ecryptfs-umount-private</text:span></text:span></text:p>
      <text:p text:style-name="P22">Esto desmontará el directorio cifrado.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7:01:56.521937606</meta:creation-date>
    <meta:generator>LibreOffice/7.6.2.1$Linux_X86_64 LibreOffice_project/56f7684011345957bbf33a7ee678afaf4d2ba333</meta:generator>
    <dc:date>2023-11-21T18:11:27.140058169</dc:date>
    <meta:editing-duration>PT1H9M31S</meta:editing-duration>
    <meta:editing-cycles>1</meta:editing-cycles>
    <meta:document-statistic meta:table-count="1" meta:image-count="0" meta:object-count="0" meta:page-count="6" meta:paragraph-count="157" meta:word-count="1301" meta:character-count="9116" meta:non-whitespace-character-count="8017"/>
  </office:meta>
</office:document-meta>
</file>